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nux Libertine Display G" svg:font-family="'Linux Libertine Display G'" style:font-adornments="Normal" style:font-pitch="variable"/>
    <style:font-face style:name="Linux Libertine G" svg:font-family="'Linux Libertine G'" style:font-adornments="Semibold Italic" style:font-pitch="variable"/>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207cm"/>
    </style:style>
    <style:style style:name="Tableau1.B" style:family="table-column">
      <style:table-column-properties style:column-width="4.9cm"/>
    </style:style>
    <style:style style:name="Tableau1.C" style:family="table-column">
      <style:table-column-properties style:column-width="4.944cm"/>
    </style:style>
    <style:style style:name="Tableau1.D" style:family="table-column">
      <style:table-column-properties style:column-width="4.949cm"/>
    </style:style>
    <style:style style:name="Tableau1.1" style:family="table-row">
      <style:table-row-properties style:row-height="0.688cm"/>
    </style:style>
    <style:style style:name="Tableau1.A1" style:family="table-cell">
      <style:table-cell-properties fo:padding="0.049cm" fo:border="1pt solid #000000"/>
    </style:style>
    <style:style style:name="Tableau1.B1" style:family="table-cell">
      <style:table-cell-properties fo:padding-left="0cm" fo:padding-right="0.049cm" fo:padding-top="0.049cm" fo:padding-bottom="0.049cm" fo:border-left="none" fo:border-right="1pt solid #000000" fo:border-top="1pt solid #000000" fo:border-bottom="1pt solid #000000"/>
    </style:style>
    <style:style style:name="Tableau1.2" style:family="table-row">
      <style:table-row-properties style:row-height="0.6cm"/>
    </style:style>
    <style:style style:name="Tableau1.A2" style:family="table-cell">
      <style:table-cell-properties fo:padding-left="0.049cm" fo:padding-right="0.049cm" fo:padding-top="0cm" fo:padding-bottom="0.049cm" fo:border-left="1pt solid #000000" fo:border-right="1pt solid #000000" fo:border-top="none" fo:border-bottom="1pt solid #000000"/>
    </style:style>
    <style:style style:name="Tableau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Explications">
      <style:text-properties fo:font-style="normal" fo:font-weight="normal" officeooo:rsid="0019413b" officeooo:paragraph-rsid="0019413b" style:font-style-asian="normal" style:font-weight-asian="normal" style:font-style-complex="normal" style:font-weight-complex="normal"/>
    </style:style>
    <style:style style:name="P2" style:family="paragraph" style:parent-style-name="Explications">
      <style:text-properties officeooo:rsid="001e73d1" officeooo:paragraph-rsid="001e73d1"/>
    </style:style>
    <style:style style:name="P3" style:family="paragraph" style:parent-style-name="Explications">
      <style:text-properties fo:font-style="italic" style:font-style-asian="italic" style:font-style-complex="italic"/>
    </style:style>
    <style:style style:name="P4" style:family="paragraph" style:parent-style-name="Explications">
      <style:text-properties fo:font-style="italic" officeooo:rsid="001a99b2" officeooo:paragraph-rsid="001a99b2" style:font-style-asian="italic" style:font-style-complex="italic"/>
    </style:style>
    <style:style style:name="P5" style:family="paragraph" style:parent-style-name="Explications">
      <style:text-properties fo:font-style="italic" officeooo:rsid="001c7a76" officeooo:paragraph-rsid="001c7a76" style:font-style-asian="italic" style:font-style-complex="italic"/>
    </style:style>
    <style:style style:name="P6" style:family="paragraph" style:parent-style-name="Explications">
      <style:text-properties fo:font-style="italic" officeooo:rsid="001c7a76" officeooo:paragraph-rsid="001e73d1" style:font-style-asian="italic" style:font-style-complex="italic"/>
    </style:style>
    <style:style style:name="P7" style:family="paragraph" style:parent-style-name="Explications">
      <style:text-properties fo:font-style="italic" officeooo:rsid="001e73d1" officeooo:paragraph-rsid="001e73d1" style:font-style-asian="italic" style:font-style-complex="italic"/>
    </style:style>
    <style:style style:name="P8" style:family="paragraph" style:parent-style-name="Explications">
      <style:text-properties fo:font-style="italic" fo:font-weight="normal" officeooo:rsid="0019413b" officeooo:paragraph-rsid="0019413b" style:font-style-asian="italic" style:font-weight-asian="normal" style:font-style-complex="italic" style:font-weight-complex="normal"/>
    </style:style>
    <style:style style:name="P9" style:family="paragraph" style:parent-style-name="Explications">
      <style:paragraph-properties fo:margin-left="0.499cm" fo:margin-right="0cm" fo:text-align="justify" style:justify-single-word="false" fo:text-indent="0cm" style:auto-text-indent="false"/>
      <style:text-properties fo:font-style="normal" fo:font-weight="normal" officeooo:rsid="0019413b" officeooo:paragraph-rsid="0019413b" style:font-style-asian="normal" style:font-weight-asian="normal" style:font-style-complex="normal" style:font-weight-complex="normal"/>
    </style:style>
    <style:style style:name="P10" style:family="paragraph" style:parent-style-name="Explications">
      <style:paragraph-properties fo:margin-left="0.499cm" fo:margin-right="0cm" fo:text-align="justify" style:justify-single-word="false" fo:text-indent="0cm" style:auto-text-indent="false"/>
      <style:text-properties fo:font-style="italic" fo:font-weight="normal" officeooo:rsid="0019413b" officeooo:paragraph-rsid="0019413b" style:font-style-asian="italic" style:font-weight-asian="normal" style:font-style-complex="italic" style:font-weight-complex="normal"/>
    </style:style>
    <style:style style:name="P11" style:family="paragraph" style:parent-style-name="Explications" style:master-page-name="">
      <style:paragraph-properties fo:margin-left="0.499cm" fo:margin-right="0cm" fo:text-align="justify" style:justify-single-word="false" fo:text-indent="0cm" style:auto-text-indent="false" style:page-number="auto"/>
      <style:text-properties fo:font-style="normal" fo:font-weight="normal" officeooo:rsid="0019413b" officeooo:paragraph-rsid="0019413b" style:font-style-asian="normal" style:font-weight-asian="normal" style:font-style-complex="normal" style:font-weight-complex="normal"/>
    </style:style>
    <style:style style:name="P12" style:family="paragraph" style:parent-style-name="Explications" style:master-page-name="">
      <style:paragraph-properties fo:margin-left="0.499cm" fo:margin-right="0cm" fo:text-align="justify" style:justify-single-word="false" fo:text-indent="0cm" style:auto-text-indent="false" style:page-number="auto"/>
      <style:text-properties fo:font-style="italic" fo:font-weight="normal" officeooo:rsid="0019413b" officeooo:paragraph-rsid="0019413b" style:font-style-asian="italic" style:font-weight-asian="normal" style:font-style-complex="italic" style:font-weight-complex="normal"/>
    </style:style>
    <style:style style:name="P13" style:family="paragraph" style:parent-style-name="Table_20_Contents">
      <style:paragraph-properties fo:margin-top="0cm" fo:margin-bottom="0.499cm" style:contextual-spacing="false"/>
    </style:style>
    <style:style style:name="P14" style:family="paragraph" style:parent-style-name="Table_20_Contents">
      <style:paragraph-properties fo:margin-top="0cm" fo:margin-bottom="0.499cm" style:contextual-spacing="false"/>
      <style:text-properties fo:font-weight="bold"/>
    </style:style>
    <style:style style:name="P15" style:family="paragraph" style:parent-style-name="Table_20_Contents">
      <style:paragraph-properties fo:margin-top="0cm" fo:margin-bottom="0.499cm" style:contextual-spacing="false"/>
      <style:text-properties fo:font-weight="bold" officeooo:rsid="0019f0a5" officeooo:paragraph-rsid="0019f0a5"/>
    </style:style>
    <style:style style:name="P16" style:family="paragraph" style:parent-style-name="Table_20_Contents">
      <style:paragraph-properties fo:margin-top="0cm" fo:margin-bottom="0.499cm" style:contextual-spacing="false"/>
      <style:text-properties officeooo:rsid="0023c94c" officeooo:paragraph-rsid="0023c94c"/>
    </style:style>
    <style:style style:name="P17" style:family="paragraph" style:parent-style-name="Table_20_Contents">
      <style:paragraph-properties fo:margin-top="0cm" fo:margin-bottom="0.499cm" style:contextual-spacing="false"/>
      <style:text-properties officeooo:paragraph-rsid="0023c94c"/>
    </style:style>
    <style:style style:name="P18" style:family="paragraph" style:parent-style-name="Réponse">
      <style:text-properties fo:font-style="italic" style:font-style-asian="italic" style:font-style-complex="italic"/>
    </style:style>
    <style:style style:name="P19" style:family="paragraph" style:parent-style-name="Réponse">
      <style:text-properties officeooo:rsid="0021e9dd" officeooo:paragraph-rsid="0021e9dd"/>
    </style:style>
    <style:style style:name="P20" style:family="paragraph" style:parent-style-name="Explications" style:master-page-name="">
      <style:paragraph-properties fo:margin-left="1.3cm" fo:margin-right="0cm" fo:text-align="justify" style:justify-single-word="false" fo:text-indent="0cm" style:auto-text-indent="false" style:page-number="auto"/>
      <style:text-properties fo:font-style="italic" fo:font-weight="normal" officeooo:rsid="0019413b" officeooo:paragraph-rsid="0019413b" style:font-style-asian="italic" style:font-weight-asian="normal" style:font-style-complex="italic" style:font-weight-complex="normal"/>
    </style:style>
    <style:style style:name="P21" style:family="paragraph" style:parent-style-name="Réponse">
      <style:text-properties style:font-name="Linux Libertine G" fo:font-size="12pt" fo:font-style="italic" fo:font-weight="600" officeooo:rsid="002620cb" officeooo:paragraph-rsid="002620cb" style:font-size-asian="10.5pt" style:font-style-asian="italic" style:font-style-complex="italic"/>
    </style:style>
    <style:style style:name="P22" style:family="paragraph" style:parent-style-name="Consigne">
      <style:text-properties fo:font-style="italic" style:font-style-asian="italic" style:font-style-complex="italic"/>
    </style:style>
    <style:style style:name="P23" style:family="paragraph" style:parent-style-name="Consigne">
      <style:text-properties fo:font-style="italic" officeooo:rsid="001c7a76" officeooo:paragraph-rsid="001c7a76" style:font-style-asian="italic" style:font-style-complex="italic"/>
    </style:style>
    <style:style style:name="P24" style:family="paragraph" style:parent-style-name="Explications" style:list-style-name="L1">
      <style:paragraph-properties>
        <style:tab-stops>
          <style:tab-stop style:position="-0.079cm"/>
        </style:tab-stops>
      </style:paragraph-properties>
      <style:text-properties fo:font-style="italic" fo:font-weight="normal" officeooo:rsid="0019413b" officeooo:paragraph-rsid="0019413b" style:font-style-asian="italic" style:font-weight-asian="normal" style:font-style-complex="italic" style:font-weight-complex="normal"/>
    </style:style>
    <style:style style:name="P25" style:family="paragraph" style:parent-style-name="Explications" style:list-style-name="L2">
      <style:paragraph-properties>
        <style:tab-stops>
          <style:tab-stop style:position="0.026cm"/>
        </style:tab-stops>
      </style:paragraph-properties>
      <style:text-properties fo:font-style="italic" fo:font-weight="normal" officeooo:rsid="0019413b" officeooo:paragraph-rsid="0019413b" style:font-style-asian="italic" style:font-weight-asian="normal" style:font-style-complex="italic" style:font-weight-complex="normal"/>
    </style:style>
    <style:style style:name="P26" style:family="paragraph" style:parent-style-name="Heading_20_1">
      <style:text-properties fo:font-style="italic" style:font-style-asian="italic" style:font-style-complex="italic"/>
    </style:style>
    <style:style style:name="P27" style:family="paragraph" style:parent-style-name="Question">
      <style:text-properties fo:font-style="italic" style:font-style-asian="italic" style:font-style-complex="italic"/>
    </style:style>
    <style:style style:name="P28" style:family="paragraph" style:parent-style-name="Question" style:list-style-name="Numbering_20_1">
      <style:text-properties fo:font-style="italic" officeooo:rsid="0019f0a5" officeooo:paragraph-rsid="0019f0a5" style:font-style-asian="italic" style:font-style-complex="italic"/>
    </style:style>
    <style:style style:name="P29" style:family="paragraph" style:parent-style-name="Question">
      <style:text-properties officeooo:paragraph-rsid="0019413b"/>
    </style:style>
    <style:style style:name="P30" style:family="paragraph" style:parent-style-name="Question">
      <style:text-properties officeooo:rsid="0019f0a5" officeooo:paragraph-rsid="0019f0a5"/>
    </style:style>
    <style:style style:name="P31" style:family="paragraph" style:parent-style-name="Table_20_Contents">
      <style:paragraph-properties fo:margin-top="0cm" fo:margin-bottom="0.499cm" style:contextual-spacing="false"/>
      <style:text-properties officeooo:rsid="002620cb" officeooo:paragraph-rsid="002620cb"/>
    </style:style>
    <style:style style:name="P32" style:family="paragraph" style:parent-style-name="Table_20_Contents">
      <style:paragraph-properties fo:margin-top="0cm" fo:margin-bottom="0.499cm" style:contextual-spacing="false"/>
      <style:text-properties officeooo:rsid="002789ef" officeooo:paragraph-rsid="002789ef"/>
    </style:style>
    <style:style style:name="P33" style:family="paragraph" style:parent-style-name="Table_20_Contents">
      <style:paragraph-properties fo:margin-top="0cm" fo:margin-bottom="0.499cm" style:contextual-spacing="false"/>
      <style:text-properties fo:font-size="11pt" officeooo:rsid="002789ef" officeooo:paragraph-rsid="002789ef" style:font-size-asian="11pt" style:font-size-complex="11pt"/>
    </style:style>
    <style:style style:name="P34" style:family="paragraph" style:parent-style-name="Table_20_Contents">
      <style:paragraph-properties fo:margin-top="0cm" fo:margin-bottom="0.499cm" style:contextual-spacing="false"/>
      <style:text-properties officeooo:rsid="0027a60b" officeooo:paragraph-rsid="0027a60b"/>
    </style:style>
    <style:style style:name="P35" style:family="paragraph" style:parent-style-name="Table_20_Contents">
      <style:paragraph-properties fo:margin-top="0cm" fo:margin-bottom="0.499cm" style:contextual-spacing="false"/>
      <style:text-properties fo:font-size="8pt" style:font-size-asian="8pt" style:font-size-complex="8pt"/>
    </style:style>
    <style:style style:name="P36" style:family="paragraph" style:parent-style-name="Table_20_Contents">
      <style:paragraph-properties fo:margin-top="0cm" fo:margin-bottom="0.499cm" style:contextual-spacing="false"/>
      <style:text-properties officeooo:rsid="00295871" officeooo:paragraph-rsid="00295871"/>
    </style:style>
    <style:style style:name="P37" style:family="paragraph" style:parent-style-name="Table_20_Contents">
      <style:paragraph-properties fo:margin-top="0cm" fo:margin-bottom="0.499cm" style:contextual-spacing="false"/>
      <style:text-properties officeooo:rsid="002ad3ed" officeooo:paragraph-rsid="002ad3ed"/>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6f74a"/>
    </style:style>
    <style:style style:name="T2" style:family="text">
      <style:text-properties fo:font-style="italic" style:font-style-asian="italic" style:font-style-complex="italic"/>
    </style:style>
    <style:style style:name="T3" style:family="text">
      <style:text-properties fo:font-style="italic" officeooo:rsid="0019413b" style:font-style-asian="italic" style:font-style-complex="italic"/>
    </style:style>
    <style:style style:name="T4" style:family="text">
      <style:text-properties fo:font-style="italic" officeooo:rsid="0019f0a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officeooo:rsid="0019413b"/>
    </style:style>
    <style:style style:name="T8" style:family="text">
      <style:text-properties officeooo:rsid="002017d7"/>
    </style:style>
    <style:style style:name="T9" style:family="text">
      <style:text-properties officeooo:rsid="0022c20b"/>
    </style:style>
    <style:style style:name="T10" style:family="text">
      <style:text-properties fo:font-variant="normal" fo:text-transform="none" fo:color="#202124" loext:opacity="100%" style:font-name="arial" fo:font-size="7pt" fo:letter-spacing="normal" fo:font-style="normal" fo:font-weight="normal"/>
    </style:style>
    <style:style style:name="T11" style:family="text">
      <style:text-properties officeooo:rsid="0023c94c"/>
    </style:style>
    <style:style style:name="T12" style:family="text">
      <style:text-properties officeooo:rsid="002620cb"/>
    </style:style>
    <style:style style:name="T13" style:family="text">
      <style:text-properties style:font-name="Linux Libertine G" fo:font-size="12pt" fo:font-style="italic" fo:font-weight="600" officeooo:rsid="002620cb" style:font-size-asian="10.5pt"/>
    </style:style>
    <style:style style:name="T14" style:family="text">
      <style:text-properties style:font-name="Linux Libertine G" fo:font-size="12pt" fo:font-style="italic" fo:font-weight="600" officeooo:rsid="002789ef" style:font-size-asian="10.5pt"/>
    </style:style>
    <style:style style:name="T15" style:family="text">
      <style:text-properties officeooo:rsid="002789ef"/>
    </style:style>
    <style:style style:name="T16" style:family="text">
      <style:text-properties officeooo:rsid="0027a60b"/>
    </style:style>
    <style:style style:name="T17" style:family="text">
      <style:text-properties fo:font-size="10.5pt" officeooo:rsid="0027a60b" style:font-size-asian="10.5pt" style:font-size-complex="10.5pt"/>
    </style:style>
    <style:style style:name="T18" style:family="text">
      <style:text-properties fo:font-size="10pt" officeooo:rsid="0027a60b" style:font-size-asian="10pt" style:font-size-complex="10pt"/>
    </style:style>
    <style:style style:name="T19" style:family="text">
      <style:text-properties fo:font-size="10pt" officeooo:rsid="0022c20b" style:font-size-asian="10pt" style:font-size-complex="10pt"/>
    </style:style>
    <style:style style:name="T20" style:family="text">
      <style:text-properties fo:font-size="6pt" style:font-size-asian="6pt" style:font-size-complex="6pt"/>
    </style:style>
    <style:style style:name="T21" style:family="text">
      <style:text-properties fo:font-size="6pt" officeooo:rsid="0027a60b" style:font-size-asian="6pt" style:font-size-complex="6pt"/>
    </style:style>
    <style:style style:name="T22" style:family="text">
      <style:text-properties style:text-underline-style="solid" style:text-underline-type="double" style:text-underline-width="auto" style:text-underline-color="font-color"/>
    </style:style>
    <style:style style:name="T23" style:family="text">
      <style:text-properties fo:font-size="7pt" style:font-size-asian="7pt" style:font-size-complex="7pt"/>
    </style:style>
    <style:style style:name="T24" style:family="text">
      <style:text-properties fo:font-size="7pt" officeooo:rsid="0027a60b" style:font-size-asian="7pt" style:font-size-complex="7pt"/>
    </style:style>
    <style:style style:name="T25" style:family="text">
      <style:text-properties fo:font-size="7pt" officeooo:rsid="0022c20b" style:font-size-asian="7pt" style:font-size-complex="7pt"/>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té <text:span text:style-name="T7">4</text:span> : <text:span text:style-name="T1">Les formats de fichiers</text:span></text:p>
      <text:p text:style-name="Compétences">Compétences abordées :</text:p>
      <text:p text:style-name="Compétences">- <text:span text:style-name="T7">Identifier les principaux formats et représentations de données</text:span></text:p>
      <text:p text:style-name="Compétences"/>
      <text:h text:style-name="P26" text:outline-level="1">Confusion Format (ou Type dans Windows) et Extension</text:h>
      <text:p text:style-name="P3">Extraits de l'article : </text:p>
      <text:p text:style-name="P1"><text:a xlink:type="simple" xlink:href="http://www.astuceshebdo.com/2014/11/format-de-fichier-extension-de-fichier.html" text:style-name="Internet_20_link" text:visited-style-name="Visited_20_Internet_20_Link"><text:span text:style-name="T2">http://www.astuceshebdo.com/2014/11/format-de-fichier-extension-de-fichier.html</text:span></text:a></text:p>
      <text:p text:style-name="P1"/>
      <text:p text:style-name="P8">Vous avez tendance à confondre le format de fichier et l'extension de fichier, ou bien vous ne savez pas du tout de quoi il s'agit ? Voici des explications détaillées pour mieux comprendre ces notions informatiques.</text:p>
      <text:p text:style-name="P8">Si vous débutez ou que vous n'êtes pas passionné par la technique, rassurez-vous : c'est en fait assez simple.</text:p>
      <text:p text:style-name="P1"/>
      <text:p text:style-name="P1"><text:span text:style-name="T6">La version courte</text:span><text:span text:style-name="T2">, pour les plus pressés et ceux qui n'aiment pas trop se plonger dans la technique :</text:span></text:p>
      <text:p text:style-name="P11"><text:span text:style-name="T2">- le </text:span><text:span text:style-name="T5">format </text:span><text:span text:style-name="T2">d'un fichier, c'est comme un type de produit (farine, sucre, sel) que l'on met dans une boîte (le fichier) ;</text:span></text:p>
      <text:p text:style-name="P9"><text:span text:style-name="T2">- l'</text:span><text:span text:style-name="T5">extension </text:span><text:span text:style-name="T2">de fichier, c'est ce que l'on écrit sur l'étiquette collée sur la boîte.</text:span></text:p>
      <text:p text:style-name="P10">C'est un résumé un peu rapide, mais finalement assez juste.</text:p>
      <text:p text:style-name="P9"/>
      <text:p text:style-name="P1"><text:span text:style-name="T2">Pour les plus curieux, voici </text:span><text:span text:style-name="T6">la version longue..</text:span><text:span text:style-name="T2">.</text:span></text:p>
      <text:p text:style-name="P12">Un fichier, vous le savez sûrement, c'est quelque chose qui regroupe (ou englobe) des données : par exemple du texte, une image fixe (une photo) ou des images animées (une vidéo).</text:p>
      <text:p text:style-name="P10">Un fichier porte un nom, et il est stocké quelque part : sur le disque dur de votre PC ou un disque dur externe, sur une clé USB ou une carte mémoire, dans un dossier de stockage Internet, etc.</text:p>
      <text:list xml:id="list3766604151" text:style-name="L1">
        <text:list-item>
          <text:p text:style-name="P24">?<text:tab/>Le format d'un fichier correspond au type d'encodage des données stockées à l'intérieur du fichier. </text:p>
        </text:list-item>
      </text:list>
      <text:p text:style-name="P20">Une image peut par exemple être au format Jpeg, GIF ou BMP, un fichier de texte au format TXT ou RTF, un document de bureautique au format DOC de Word ou XLS d'Excel, un fichier compressé au format ZIP.</text:p>
      <text:list xml:id="list589718764" text:style-name="L2">
        <text:list-item>
          <text:p text:style-name="P25">?<text:tab/>L'extension de fichier – aussi appelée extension de nom de fichier ou tout simplement extension – est le suffixe qui est accolé au nom d'un fichier, après un point séparateur.</text:p>
        </text:list-item>
      </text:list>
      <text:p text:style-name="P20">L'extension sert en fait à identifier le format du fichier ou ce à quoi son contenu correspond (des données, un programme, un composant de Windows).</text:p>
      <text:p text:style-name="P1"/>
      <text:p text:style-name="P1"/>
      <text:p text:style-name="P8">Le risque de confusion entre format et extension est lié au fait que, très souvent, l'extension d'un fichier porte le même nom que le format (ou à peu près) : par exemple .zip pour un fichier compressé au format ZIP, .jpg ou .jpeg pour une image au format JPG.</text:p>
      <text:p text:style-name="P1"/>
      <text:p text:style-name="P1"/>
      <text:p text:style-name="P8">Il s'agit pourtant de notions tout à fait distinctes : vous pouvez très bien, manuellement, modifier l'extension d'un fichier .zip (format de fichier compressé) en exe (.exe est le format qui désigne les programmes exécutables dans Windows). Cela ne changera cependant pas son format : il s'agira toujours d'un fichier compressé au format ZIP. On change l'étiquette (voir la version courte) mais on ne change pas le contenu de la boîte.</text:p>
      <text:p text:style-name="P1"/>
      <text:p text:style-name="P8"><text:soft-page-break/>De la même façon que vous pouvez avoir une boîte qui contient de la farine, avec une étiquette sur laquelle est écrit "sucre", il est tout à fait possible qu'un fichier au format ZIP porte une autre extension : EXE, JPG ou DOC.</text:p>
      <text:p text:style-name="P1"/>
      <text:p text:style-name="P8">Bien sûr, il s'agit alors d'une erreur (intentionnelle ou non). Et cela peut poser des problèmes à Windows, puisqu'il se sert justement de l'extension pour associer les fichiers avec des programmes (les logiciels installés sur le PC).</text:p>
      <text:p text:style-name="P1"/>
      <text:list xml:id="list1697558411" text:style-name="List_20_4">
        <text:list-item>
          <text:p text:style-name="Consigne"><text:span text:style-name="T2">Ouvr</text:span><text:span text:style-name="T3">ez</text:span><text:span text:style-name="T2"> un dossier sur votre ordinateur et affiche</text:span><text:span text:style-name="T3">z</text:span><text:span text:style-name="T2"> les extensions des fichiers (Onglet "Affichage", Cocher "Extensions de noms de fichiers"). Sur le réseau, il faut cliquer droit un fichier puis dans "Propriétés" pour avoir l'extension.</text:span></text:p>
        </text:list-item>
        <text:list-item>
          <text:p text:style-name="Consigne"><text:span text:style-name="T2">Choisi</text:span><text:span text:style-name="T3">ssez</text:span><text:span text:style-name="T2"> le mode "Détails" dans "Affichage".</text:span></text:p>
        </text:list-item>
      </text:list>
      <text:list xml:id="list3063532422" text:style-name="Numbering_20_1">
        <text:list-item>
          <text:h text:style-name="P27" text:outline-level="1">Modifier l'extension d'un fichier, indiquer quel renseignement est automatiquement modifié.</text:h>
        </text:list-item>
      </text:list>
      <text:p text:style-name="P21">Modifier l’extension change le type de fichier ainsi que son icône.</text:p>
      <text:list xml:id="list145513170465589" text:continue-numbering="true" text:style-name="Numbering_20_1">
        <text:list-item>
          <text:h text:style-name="P29" text:outline-level="1"><text:span text:style-name="T3">P</text:span><text:span text:style-name="T2">arvenez-vous à ouvrir le fichier dont vous avez modifié l'extension ? </text:span><text:span text:style-name="T3">Expliquez.</text:span></text:h>
        </text:list-item>
      </text:list>
      <text:p text:style-name="P19"><text:span text:style-name="T13">En générale on ne peut plus ouvrir le fichier dont on a modifier l’extension. </text:span><text:span text:style-name="T14">Si on prend un fichier odt, on a un fichier de traitement de texte contenant du texte et sa mise en forme. Si <text:s/>on change l’extension de ce fichier pour l’extension jpg alors on fait croire à windows que c’est une image. Windows essaye d’ouvrir le fichier avec Photos qui, ne trouvant pas d’image, refuse d’ouvrir le fichier.</text:span></text:p>
      <text:list xml:id="list145513757421714" text:continue-list="list1697558411" text:style-name="List_20_4">
        <text:list-item>
          <text:p text:style-name="P22">Remettre l'extension d'origine.</text:p>
        </text:list-item>
      </text:list>
      <text:h text:style-name="P26" text:outline-level="1">Principaux formats</text:h>
      <text:list xml:id="list145512820431927" text:continue-list="list145513170465589" text:style-name="Numbering_20_1">
        <text:list-item>
          <text:h text:style-name="Question" text:outline-level="1"><text:span text:style-name="T2">Compléte</text:span><text:span text:style-name="T3">z</text:span><text:span text:style-name="T2"> le tableau ci-dessous.</text:span></text:h>
        </text:list-item>
        <text:list-item>
          <text:h text:style-name="P28" text:outline-level="1">Regroupez ces principaux formats en différentes catégories. (voir dernière colonne)</text:h>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Extension</text:p>
          </table:table-cell>
          <table:table-cell table:style-name="Tableau1.B1" office:value-type="string">
            <text:p text:style-name="P14">Format / Type</text:p>
          </table:table-cell>
          <table:table-cell table:style-name="Tableau1.B1" office:value-type="string">
            <text:p text:style-name="P14">Application(s)</text:p>
          </table:table-cell>
          <table:table-cell table:style-name="Tableau1.B1" office:value-type="string">
            <text:p text:style-name="P14">Catégorie</text:p>
          </table:table-cell>
        </table:table-row>
        <table:table-row table:style-name="Tableau1.2">
          <table:table-cell table:style-name="Tableau1.A2" office:value-type="string">
            <text:p text:style-name="P13">.exe</text:p>
          </table:table-cell>
          <table:table-cell table:style-name="Tableau1.B2" office:value-type="string">
            <text:p text:style-name="P13"> <text:span text:style-name="T15">Application</text:span></text:p>
          </table:table-cell>
          <table:table-cell table:style-name="Tableau1.B2" office:value-type="string">
            <text:p text:style-name="P37">Le fichier lui-même</text:p>
          </table:table-cell>
          <table:table-cell table:style-name="Tableau1.B2" office:value-type="string">
            <text:p text:style-name="P37">logiciel</text:p>
          </table:table-cell>
        </table:table-row>
        <table:table-row table:style-name="Tableau1.2">
          <table:table-cell table:style-name="Tableau1.A2" office:value-type="string">
            <text:p text:style-name="P13">.csv</text:p>
          </table:table-cell>
          <table:table-cell table:style-name="Tableau1.B2" office:value-type="string">
            <text:p text:style-name="P33">Fichier CSV Microsoft Excel</text:p>
          </table:table-cell>
          <table:table-cell table:style-name="Tableau1.B2" office:value-type="string">
            <text:p text:style-name="P13"> <text:span text:style-name="T15">Excel</text:span></text:p>
          </table:table-cell>
          <table:table-cell table:style-name="Tableau1.B2" office:value-type="string">
            <text:p text:style-name="P32">tableau</text:p>
          </table:table-cell>
        </table:table-row>
        <table:table-row table:style-name="Tableau1.2">
          <table:table-cell table:style-name="Tableau1.A2" office:value-type="string">
            <text:p text:style-name="P13">.<office:annotation office:name="__Annotation__1865_1836666294" loext:resolved="false"><dc:creator>Auteur inconnu</dc:creator><dc:date>2022-03-24T14:39:20.647000000</dc:date><text:p text:style-name="P38"><text:span text:style-name="T26">Flac, aac, ogg, wav, wma, midi, vmd, amr</text:span></text:p></office:annotation>mp3<office:annotation-end office:name="__Annotation__1865_1836666294"/></text:p>
          </table:table-cell>
          <table:table-cell table:style-name="Tableau1.B2" office:value-type="string">
            <text:p text:style-name="P13"> <text:span text:style-name="T16">Son au format</text:span><text:span text:style-name="T9"> </text:span><text:span text:style-name="T15">MP3</text:span></text:p>
          </table:table-cell>
          <table:table-cell table:style-name="Tableau1.B2" office:value-type="string">
            <text:p text:style-name="P13"> <text:span text:style-name="T16">Lecteur </text:span><text:span text:style-name="T11">Windows médias</text:span></text:p>
          </table:table-cell>
          <table:table-cell table:style-name="Tableau1.B2" office:value-type="string">
            <text:p text:style-name="P34">Musiques et sons</text:p>
          </table:table-cell>
        </table:table-row>
        <table:table-row table:style-name="Tableau1.2">
          <table:table-cell table:style-name="Tableau1.A2" office:value-type="string">
            <text:p text:style-name="P13">.avi</text:p>
          </table:table-cell>
          <table:table-cell table:style-name="Tableau1.B2" office:value-type="string">
            <text:p text:style-name="P32">Fichier AVI</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png</text:p>
          </table:table-cell>
          <table:table-cell table:style-name="Tableau1.B2" office:value-type="string">
            <text:p text:style-name="P34">Fichier PNG</text:p>
          </table:table-cell>
          <table:table-cell table:style-name="Tableau1.B2" office:value-type="string">
            <text:p text:style-name="P17"/>
          </table:table-cell>
          <table:table-cell table:style-name="Tableau1.B2" office:value-type="string">
            <text:p text:style-name="P13"/>
          </table:table-cell>
        </table:table-row>
        <table:table-row table:style-name="Tableau1.2">
          <table:table-cell table:style-name="Tableau1.A2" office:value-type="string">
            <text:p text:style-name="P13">.docx</text:p>
          </table:table-cell>
          <table:table-cell table:style-name="Tableau1.B2" office:value-type="string">
            <text:p text:style-name="P34">Document Microsoft Word</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pdf</text:p>
          </table:table-cell>
          <table:table-cell table:style-name="Tableau1.B2" office:value-type="string">
            <text:p text:style-name="P13"> <text:span text:style-name="T16">HTML Document</text:span></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xlsx</text:p>
          </table:table-cell>
          <table:table-cell table:style-name="Tableau1.B2" office:value-type="string">
            <text:p text:style-name="P13"><text:span text:style-name="T18">Feuille de calcul Microsoft Excel</text:span></text:p>
          </table:table-cell>
          <table:table-cell table:style-name="Tableau1.B2" office:value-type="string">
            <text:p text:style-name="P13"/>
          </table:table-cell>
          <table:table-cell table:style-name="Tableau1.B2" office:value-type="string">
            <text:p text:style-name="P17"/>
          </table:table-cell>
        </table:table-row>
        <table:table-row table:style-name="Tableau1.2">
          <table:table-cell table:style-name="Tableau1.A2" office:value-type="string">
            <text:p text:style-name="P13">.wav</text:p>
          </table:table-cell>
          <table:table-cell table:style-name="Tableau1.B2" office:value-type="string">
            <text:p text:style-name="P13"> <text:span text:style-name="T12">Fichier WAV</text:span></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txt</text:p>
          </table:table-cell>
          <table:table-cell table:style-name="Tableau1.B2" office:value-type="string">
            <text:p text:style-name="P13"><text:span text:style-name="T12">document</text:span><text:span text:style-name="T9"> texte</text:span></text:p>
          </table:table-cell>
          <table:table-cell table:style-name="Tableau1.B2" office:value-type="string">
            <text:p text:style-name="P36">Blocs notes</text:p>
          </table:table-cell>
          <table:table-cell table:style-name="Tableau1.B2" office:value-type="string">
            <text:p text:style-name="P13"/>
          </table:table-cell>
        </table:table-row>
        <table:table-row table:style-name="Tableau1.2">
          <table:table-cell table:style-name="Tableau1.A2" office:value-type="string">
            <text:p text:style-name="P13">.xml</text:p>
          </table:table-cell>
          <table:table-cell table:style-name="Tableau1.B2" office:value-type="string">
            <text:p text:style-name="P34">Document XML</text:p>
          </table:table-cell>
          <table:table-cell table:style-name="Tableau1.B2" office:value-type="string">
            <text:p text:style-name="P16"/>
          </table:table-cell>
          <table:table-cell table:style-name="Tableau1.B2" office:value-type="string">
            <text:p text:style-name="P13"/>
          </table:table-cell>
        </table:table-row>
        <table:table-row table:style-name="Tableau1.2">
          <table:table-cell table:style-name="Tableau1.A2" office:value-type="string">
            <text:p text:style-name="P13">.pptx</text:p>
          </table:table-cell>
          <table:table-cell table:style-name="Tableau1.B2" office:value-type="string">
            <text:p text:style-name="P13"><text:span text:style-name="T20"> </text:span><text:span text:style-name="T18">Présentation Microsoft </text:span><text:span text:style-name="T19">Power point</text:span></text:p>
          </table:table-cell>
          <table:table-cell table:style-name="Tableau1.B2" office:value-type="string">
            <text:p text:style-name="P13"/>
          </table:table-cell>
          <table:table-cell table:style-name="Tableau1.B2" office:value-type="string">
            <text:p text:style-name="P17"/>
          </table:table-cell>
        </table:table-row>
        <table:table-row table:style-name="Tableau1.2">
          <table:table-cell table:style-name="Tableau1.A2" office:value-type="string">
            <text:p text:style-name="P13">.zip</text:p>
          </table:table-cell>
          <table:table-cell table:style-name="Tableau1.B2" office:value-type="string">
            <text:p text:style-name="P34">Zip archive</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css</text:p>
          </table:table-cell>
          <table:table-cell table:style-name="Tableau1.B2" office:value-type="string">
            <text:p text:style-name="P35"> <text:span text:style-name="T16">Document</text:span> <text:span text:style-name="T16">de </text:span><text:span text:style-name="T9">Feuille de style </text:span><text:span text:style-name="T16">en cascade</text:span></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jpg</text:p>
          </table:table-cell>
          <table:table-cell table:style-name="Tableau1.B2" office:value-type="string">
            <text:p text:style-name="P31">Fichier JPG</text:p>
          </table:table-cell>
          <table:table-cell table:style-name="Tableau1.B2" office:value-type="string">
            <text:p text:style-name="P16"/>
          </table:table-cell>
          <table:table-cell table:style-name="Tableau1.B2" office:value-type="string">
            <text:p text:style-name="P13"/>
          </table:table-cell>
        </table:table-row>
        <table:table-row table:style-name="Tableau1.2">
          <table:table-cell table:style-name="Tableau1.A2" office:value-type="string">
            <text:p text:style-name="P13">.mp4</text:p>
          </table:table-cell>
          <table:table-cell table:style-name="Tableau1.B2" office:value-type="string">
            <text:p text:style-name="P13"> <text:span text:style-name="T12">Fichier MP4</text:span></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odt</text:p>
          </table:table-cell>
          <table:table-cell table:style-name="Tableau1.B2" office:value-type="string">
            <text:p text:style-name="P31">Texte Open Document</text:p>
          </table:table-cell>
          <table:table-cell table:style-name="Tableau1.B2" office:value-type="string">
            <text:p text:style-name="P13"/>
          </table:table-cell>
          <table:table-cell table:style-name="Tableau1.B2" office:value-type="string">
            <text:p text:style-name="P17"/>
          </table:table-cell>
        </table:table-row>
        <table:table-row table:style-name="Tableau1.2">
          <table:table-cell table:style-name="Tableau1.A2" office:value-type="string">
            <text:p text:style-name="P13">.html</text:p>
          </table:table-cell>
          <table:table-cell table:style-name="Tableau1.B2" office:value-type="string">
            <text:p text:style-name="P13"> <text:span text:style-name="T16">Html Document</text:span></text:p>
          </table:table-cell>
          <table:table-cell table:style-name="Tableau1.B2" office:value-type="string">
            <text:p text:style-name="P13"/>
          </table:table-cell>
          <table:table-cell table:style-name="Tableau1.B2" office:value-type="string">
            <text:p text:style-name="P13"/>
          </table:table-cell>
        </table:table-row>
        <table:table-row table:style-name="Tableau1.2">
          <table:table-cell table:style-name="Tableau1.A2" office:value-type="string">
            <text:p text:style-name="P13">.gif</text:p>
          </table:table-cell>
          <table:table-cell table:style-name="Tableau1.B2" office:value-type="string">
            <text:p text:style-name="P34">Fichier gif</text:p>
          </table:table-cell>
          <table:table-cell table:style-name="Tableau1.B2" office:value-type="string">
            <text:p text:style-name="P17"/>
          </table:table-cell>
          <table:table-cell table:style-name="Tableau1.B2" office:value-type="string">
            <text:p text:style-name="P34"/>
          </table:table-cell>
        </table:table-row>
        <text:soft-page-break/>
        <table:table-row table:style-name="Tableau1.2">
          <table:table-cell table:style-name="Tableau1.A2" office:value-type="string">
            <text:p text:style-name="P13">.json</text:p>
          </table:table-cell>
          <table:table-cell table:style-name="Tableau1.B2" office:value-type="string">
            <text:p text:style-name="P13"> <text:span text:style-name="T10">Data interchange</text:span> </text:p>
          </table:table-cell>
          <table:table-cell table:style-name="Tableau1.B2" office:value-type="string">
            <text:p text:style-name="P13"> </text:p>
          </table:table-cell>
          <table:table-cell table:style-name="Tableau1.B2" office:value-type="string">
            <text:p text:style-name="P13"> </text:p>
          </table:table-cell>
        </table:table-row>
      </table:table>
      <text:list xml:id="list145511769643634" text:continue-numbering="true" text:style-name="Numbering_20_1">
        <text:list-header>
          <text:h text:style-name="P30" text:outline-level="1"/>
        </text:list-header>
      </text:list>
      <text:h text:style-name="P26" text:outline-level="1">Choisir l'application avec laquelle ouvrir chaque format de fichier</text:h>
      <text:list xml:id="list145513393653275" text:continue-list="list145513757421714" text:style-name="List_20_4">
        <text:list-item>
          <text:p text:style-name="Consigne"><text:span text:style-name="T2">Cherche</text:span><text:span text:style-name="T4">z </text:span><text:span text:style-name="T2">dans Paramètres de Windows comment "Choisir les applications par défaut par type de fichier".</text:span></text:p>
        </text:list-item>
        <text:list-item>
          <text:p text:style-name="Consigne"><text:span text:style-name="T2">Fai</text:span><text:span text:style-name="T4">tes</text:span><text:span text:style-name="T2"> en sorte que les fichiers Image les plus courants s'ouvrent avec PhotoFiltre.</text:span></text:p>
        </text:list-item>
      </text:list>
      <text:h text:style-name="P26" text:outline-level="1"><text:span text:style-name="T8">Activité</text:span> : les fichiers mystères</text:h>
      <text:p text:style-name="P4">Vous avez déjà fait le tour de cette activité et vous vous ennuyez ? Vous voulez aller plus loin à la suite de cette partie ? Ce bonus va vous faire mettre en pratique ce que nous venons de voir.</text:p>
      <text:list xml:id="list145511776644854" text:continue-numbering="true" text:style-name="List_20_4">
        <text:list-item>
          <text:p text:style-name="P23">Téléchargez le fichier <text:span text:style-name="T8">Mystère</text:span>.txt</text:p>
        </text:list-item>
      </text:list>
      <text:p text:style-name="P5">D'après son extension, Windows pense que ce fichier est un fichier texte et l'ouvre avec le bloc-notes. Pourtant, en ouvrant ce fichier, on se retrouve avec un texte étrange. Ce fichier n'a pas la bonne extension. </text:p>
      <text:p text:style-name="P2"><text:span text:style-name="T2">Pour visualiser le contenu d'un fichier quelque soit son type, le bloc-notes n'est pas toujours très pratique. On utilise plutôt un éditeur hexadécimal qui permet de visualiser les octets d'un fichier sous forme hexadécimale (nombre avec des chiffres de 0 à F) et sous forme de caractères ASCII (texte). Pour éviter d'installer un logiciel, vous pouvez trouver un éditeur hexadécimal en ligne à l'adresse </text:span><text:a xlink:type="simple" xlink:href="https://hexed.it/" text:style-name="Internet_20_link" text:visited-style-name="Visited_20_Internet_20_Link"><text:span text:style-name="T2">https://hexed.it/</text:span></text:a></text:p>
      <text:p text:style-name="P6">Saurez-vous retrouver l'extension du fichier et suivre la piste ? </text:p>
      <text:p text:style-name="P7">Un indice : vous devrez retrouver l'extension de plusieurs fichiers et pourtant vous n'en avez téléchargé qu'un. Où sont les autres ?</text:p>
      <text:p text:style-name="P5">Expliquez ci-dessous tout ce que vous aurez fait.</text:p>
      <text:p text:style-name="P5">C'est à vous de jouer…</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Lucida Sans1" svg:font-family="'Lucida Sans'" style:font-family-generic="swiss"/>
    <style:font-face style:name="Linux Libertine Display G" svg:font-family="'Linux Libertine Display G'" style:font-adornments="Normal" style:font-pitch="variable"/>
    <style:font-face style:name="Linux Libertine G" svg:font-family="'Linux Libertine G'" style:font-adornments="Semibold Italic" style:font-pitch="variable"/>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6pt" fo:font-style="italic" fo:font-weight="bold" style:font-size-asian="10.5pt"/>
    </style:style>
    <style:style style:name="Title" style:family="paragraph" style:parent-style-name="Heading" style:next-style-name="Text_20_body" style:class="chapter">
      <style:paragraph-properties fo:text-align="center" style:justify-single-word="false"/>
      <style:text-properties fo:font-size="22pt" fo:font-weight="bold" style:font-size-asian="28pt" style:font-weight-asian="bold" style:font-size-complex="28pt" style:font-weight-complex="normal"/>
    </style:style>
    <style:style style:name="Compétences" style:family="paragraph" style:parent-style-name="Standard">
      <style:text-properties style:font-name="Lucida Calligraphy" fo:font-family="'Lucida Calligraphy'" style:font-style-name="Italique" style:font-family-generic="script" style:font-pitch="variable" fo:font-size="10pt" fo:font-style="normal" style:font-size-asian="10.5pt"/>
    </style:style>
    <style:style style:name="Explications" style:family="paragraph" style:parent-style-name="Standard">
      <style:paragraph-properties fo:text-align="justify" style:justify-single-word="false"/>
      <style:text-properties style:font-name="Linux Libertine Display G" fo:font-family="'Linux Libertine Display G'" style:font-style-name="Normal" style:font-pitch="variable" fo:font-size="12pt" style:font-size-asian="10.5pt"/>
    </style:style>
    <style:style style:name="Question" style:family="paragraph" style:parent-style-name="Explications" style:default-outline-level="1" style:list-style-name="Numbering_20_1">
      <style:paragraph-properties text:number-lines="true" text:line-number="0"/>
      <style:text-properties fo:font-style="italic" style:font-size-asian="10.5pt"/>
    </style:style>
    <style:style style:name="Réponse" style:family="paragraph" style:parent-style-name="Explications">
      <style:text-properties style:font-name="Linux Libertine G" fo:font-family="'Linux Libertine G'" style:font-style-name="Semibold Italic" style:font-pitch="variable" fo:font-style="italic" fo:font-weight="600" style:font-size-asian="10.5pt"/>
    </style:style>
    <style:style style:name="Heading_20_1" style:display-name="Heading 1" style:family="paragraph" style:parent-style-name="Heading" style:next-style-name="Text_20_body" style:default-outline-level="1" style:class="text">
      <style:paragraph-properties fo:margin-left="0.101cm" fo:margin-right="0cm" fo:margin-top="0.423cm" fo:margin-bottom="0.212cm" style:contextual-spacing="false" fo:text-indent="-0.76cm" style:auto-text-indent="false">
        <style:tab-stops/>
      </style:paragraph-properties>
      <style:text-properties fo:font-size="110%" fo:font-weight="bold" style:font-size-asian="130%" style:font-weight-asian="bold" style:font-size-complex="130%" style:font-weight-complex="normal"/>
    </style:style>
    <style:style style:name="Consigne" style:family="paragraph" style:parent-style-name="Explications" style:list-style-name="List_20_4" style:master-page-name="">
      <loext:graphic-properties draw:fill="none" draw:fill-color="#729fcf"/>
      <style:paragraph-properties style:page-number="auto" fo:background-color="transparent" style:shadow="none" text:number-lines="false" text:line-number="0">
        <style:tab-stops/>
        <style:drop-cap/>
      </style:paragraph-properties>
      <style:text-propertie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hème : <text:tab/>Les données structurées et leur traitement</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2T14:58:36.150000000</meta:creation-date>
    <dc:date>2022-03-24T14:55:10.632000000</dc:date>
    <meta:editing-duration>P1DT1H11M54S</meta:editing-duration>
    <meta:editing-cycles>13</meta:editing-cycles>
    <meta:generator>LibreOffice/7.1.0.3$Windows_X86_64 LibreOffice_project/f6099ecf3d29644b5008cc8f48f42f4a40986e4c</meta:generator>
    <meta:document-statistic meta:table-count="1" meta:image-count="0" meta:object-count="0" meta:page-count="3" meta:paragraph-count="99" meta:word-count="1053" meta:character-count="6330" meta:non-whitespace-character-count="5364"/>
  </office:meta>
</office:document-meta>
</file>